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8e2" officeooo:paragraph-rsid="001dc8e2"/>
    </style:style>
    <style:style style:name="P2" style:family="paragraph" style:parent-style-name="Standard">
      <style:text-properties officeooo:rsid="001f4a50" officeooo:paragraph-rsid="001f4a50"/>
    </style:style>
    <style:style style:name="P3" style:family="paragraph" style:parent-style-name="Standard">
      <style:text-properties officeooo:rsid="001fcb91" officeooo:paragraph-rsid="001fcb91"/>
    </style:style>
    <style:style style:name="T1" style:family="text">
      <style:text-properties officeooo:rsid="001f4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rzbeschreibung</text:p>
      <text:p text:style-name="P1">Die Welt wird Regionen unterteilt. Regionen sind über Connections miteinander verbunden. Jede Connection hat einen Eingang und n Ausgänge. Ein Ein/Ausgang ist besteht aus 1. Einer Position, und 2. Einer RegionsID. </text:p>
      <text:p text:style-name="P1">Um Kosten beim Backtracking zu vermeiden, werden Teillösungen für <text:span text:style-name="T1">Regionen gespeichert. Eine Teillösung besteht aus einer Bewegungssequenz und einer Condition. Die Condition ist eine Bewegungssequenz, die ausgeführt wurde. </text:span></text:p>
      <text:p text:style-name="P1"/>
      <text:p text:style-name="P1"/>
      <text:p text:style-name="P2">Der Algorithmus um eine Region zu lösen</text:p>
      <text:p text:style-name="P3">Beschreibung der Base Class. Funktioniert Generic/ Meta Programmierung. Die Funktion isSolved gibt true zurück, falls die Region gelöst wurde (Alle Felder sind blockiert). Die Funk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2:02:24.703769301</meta:creation-date>
    <dc:date>2016-05-15T12:34:12.833890825</dc:date>
    <meta:editing-duration>PT1M17S</meta:editing-duration>
    <meta:editing-cycles>1</meta:editing-cycles>
    <meta:document-statistic meta:table-count="0" meta:image-count="0" meta:object-count="0" meta:page-count="1" meta:paragraph-count="5" meta:word-count="92" meta:character-count="676" meta:non-whitespace-character-count="587"/>
    <meta:generator>LibreOffice/5.1.2.2$Linux_X86_64 LibreOffice_project/10m0$Build-2</meta:generator>
  </office:meta>
</office:document-meta>
</file>